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Fine_20_Dashed" draw:marker-start="Circle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Обычный">
        <draw:polygon draw:style-name="gr1" draw:text-style-name="P1" draw:layer="layout" svg:width="9.459cm" svg:height="10.657cm" draw:transform="skewX (-4.75193480724952E-017) rotate (-0.828856861772107) translate (11.723085652575cm 1.07057263987515cm)" svg:viewBox="0 0 9460 10658" draw:points="1530,10658 4785,10658 7666,8551 8305,6966 9460,5854 8508,5117 7931,4859 8268,4490 9399,4441 7906,2666 8397,946 5737,0 1001,135 12,3434 3065,5283 0,6407">
          <text:p/>
        </draw:polygon>
        <draw:line draw:style-name="gr2" draw:text-style-name="P1" draw:layer="layout" svg:x1="7cm" svg:y1="11.9cm" svg:x2="12.4cm" svg:y2="4.6cm">
          <text:p/>
        </draw:line>
        <draw:line draw:style-name="gr3" draw:text-style-name="P1" draw:layer="layout" svg:x1="4.9cm" svg:y1="9.4cm" svg:x2="12.4cm" svg:y2="4.6cm">
          <text:p/>
        </draw:line>
        <draw:line draw:style-name="gr3" draw:text-style-name="P1" draw:layer="layout" svg:x1="4.9cm" svg:y1="9.4cm" svg:x2="11.1cm" svg:y2="6.3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6T17:36:16</meta:creation-date>
    <dc:date>2012-04-26T17:39:51</dc:date>
    <meta:editing-duration>PT3M35S</meta:editing-duration>
    <meta:editing-cycles>1</meta:editing-cycles>
    <meta:document-statistic meta:object-count="4"/>
    <meta:generator>LibreOffice/3.4$Linux LibreOffice_project/340m1$Build-402</meta:generator>
  </office:meta>
</office:document-meta>
</file>